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.07" calcext:value-type="float">
            <text:p>1.07</text:p>
          </table:table-cell>
          <table:table-cell table:formula="of:=[.A1]*0.001" office:value-type="float" office:value="0.00107" calcext:value-type="float">
            <text:p>0.00107</text:p>
          </table:table-cell>
          <table:table-cell office:value-type="float" office:value="283.1" calcext:value-type="float">
            <text:p>28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[.A2]*0.001" office:value-type="float" office:value="0.00151" calcext:value-type="float">
            <text:p>0.00151</text:p>
          </table:table-cell>
          <table:table-cell office:value-type="float" office:value="181.9" calcext:value-type="float">
            <text:p>181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[.A3]*0.001" office:value-type="float" office:value="0.00203" calcext:value-type="float">
            <text:p>0.00203</text:p>
          </table:table-cell>
          <table:table-cell office:value-type="float" office:value="137.2" calcext:value-type="float">
            <text:p>137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table:formula="of:=[.A4]*0.001" office:value-type="float" office:value="0.00262" calcext:value-type="float">
            <text:p>0.00262</text:p>
          </table:table-cell>
          <table:table-cell office:value-type="float" office:value="114.9" calcext:value-type="float">
            <text:p>114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formula="of:=[.A5]*0.001" office:value-type="float" office:value="0.00329" calcext:value-type="float">
            <text:p>0.00329</text:p>
          </table:table-cell>
          <table:table-cell office:value-type="float" office:value="103.4" calcext:value-type="float">
            <text:p>103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table:formula="of:=[.A6]*0.001" office:value-type="float" office:value="0.00403" calcext:value-type="float">
            <text:p>0.00403</text:p>
          </table:table-cell>
          <table:table-cell office:value-type="float" office:value="96.2" calcext:value-type="float">
            <text:p>96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table:formula="of:=[.A7]*0.001" office:value-type="float" office:value="0.00485" calcext:value-type="float">
            <text:p>0.00485</text:p>
          </table:table-cell>
          <table:table-cell office:value-type="float" office:value="91.8" calcext:value-type="float">
            <text:p>91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table:formula="of:=[.A8]*0.001" office:value-type="float" office:value="0.00574" calcext:value-type="float">
            <text:p>0.00574</text:p>
          </table:table-cell>
          <table:table-cell office:value-type="float" office:value="88.1" calcext:value-type="float">
            <text:p>88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table:formula="of:=[.A9]*0.001" office:value-type="float" office:value="0.00671" calcext:value-type="float">
            <text:p>0.00671</text:p>
          </table:table-cell>
          <table:table-cell office:value-type="float" office:value="86.4" calcext:value-type="float">
            <text:p>86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table:formula="of:=[.A10]*0.001" office:value-type="float" office:value="0.00775" calcext:value-type="float">
            <text:p>0.00775</text:p>
          </table:table-cell>
          <table:table-cell office:value-type="float" office:value="84.4" calcext:value-type="float">
            <text:p>8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table:formula="of:=[.A11]*0.001" office:value-type="float" office:value="0.00887" calcext:value-type="float">
            <text:p>0.00887</text:p>
          </table:table-cell>
          <table:table-cell office:value-type="float" office:value="82.8" calcext:value-type="float">
            <text:p>8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table:formula="of:=[.A12]*0.001" office:value-type="float" office:value="0.01007" calcext:value-type="float">
            <text:p>0.01007</text:p>
          </table:table-cell>
          <table:table-cell office:value-type="float" office:value="81.1" calcext:value-type="float">
            <text:p>81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table:formula="of:=[.A13]*0.001" office:value-type="float" office:value="0.01134" calcext:value-type="float">
            <text:p>0.01134</text:p>
          </table:table-cell>
          <table:table-cell office:value-type="float" office:value="79.8" calcext:value-type="float">
            <text:p>79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table:formula="of:=[.A14]*0.001" office:value-type="float" office:value="0.01269" calcext:value-type="float">
            <text:p>0.01269</text:p>
          </table:table-cell>
          <table:table-cell office:value-type="float" office:value="77.9" calcext:value-type="float">
            <text:p>77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table:formula="of:=[.A15]*0.001" office:value-type="float" office:value="0.01411" calcext:value-type="float">
            <text:p>0.01411</text:p>
          </table:table-cell>
          <table:table-cell office:value-type="float" office:value="76.8" calcext:value-type="float">
            <text:p>76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[.A16]*0.001" office:value-type="float" office:value="0.0156" calcext:value-type="float">
            <text:p>0.0156</text:p>
          </table:table-cell>
          <table:table-cell office:value-type="float" office:value="75.6" calcext:value-type="float">
            <text:p>75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table:formula="of:=[.A17]*0.001" office:value-type="float" office:value="0.01718" calcext:value-type="float">
            <text:p>0.01718</text:p>
          </table:table-cell>
          <table:table-cell office:value-type="float" office:value="73.6" calcext:value-type="float">
            <text:p>73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.83" calcext:value-type="float">
            <text:p>18.83</text:p>
          </table:table-cell>
          <table:table-cell table:formula="of:=[.A18]*0.001" office:value-type="float" office:value="0.01883" calcext:value-type="float">
            <text:p>0.01883</text:p>
          </table:table-cell>
          <table:table-cell office:value-type="float" office:value="71.8" calcext:value-type="float">
            <text:p>71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table:formula="of:=[.A19]*0.001" office:value-type="float" office:value="0.02055" calcext:value-type="float">
            <text:p>0.02055</text:p>
          </table:table-cell>
          <table:table-cell office:value-type="float" office:value="70.1" calcext:value-type="float">
            <text:p>7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table:formula="of:=[.A20]*0.001" office:value-type="float" office:value="0.02235" calcext:value-type="float">
            <text:p>0.02235</text:p>
          </table:table-cell>
          <table:table-cell office:value-type="float" office:value="68.4" calcext:value-type="float">
            <text:p>68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table:formula="of:=[.A21]*0.001" office:value-type="float" office:value="0.02422" calcext:value-type="float">
            <text:p>0.02422</text:p>
          </table:table-cell>
          <table:table-cell office:value-type="float" office:value="67.3" calcext:value-type="float">
            <text:p>67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table:formula="of:=[.A22]*0.001" office:value-type="float" office:value="0.02617" calcext:value-type="float">
            <text:p>0.02617</text:p>
          </table:table-cell>
          <table:table-cell office:value-type="float" office:value="65.4" calcext:value-type="float">
            <text:p>65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A23]*0.001" office:value-type="float" office:value="0.0282" calcext:value-type="float">
            <text:p>0.0282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table:formula="of:=[.A24]*0.001" office:value-type="float" office:value="0.0303" calcext:value-type="float">
            <text:p>0.0303</text:p>
          </table:table-cell>
          <table:table-cell office:value-type="float" office:value="61.8" calcext:value-type="float">
            <text:p>61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2.47" calcext:value-type="float">
            <text:p>32.47</text:p>
          </table:table-cell>
          <table:table-cell table:formula="of:=[.A25]*0.001" office:value-type="float" office:value="0.03247" calcext:value-type="float">
            <text:p>0.03247</text:p>
          </table:table-cell>
          <table:table-cell office:value-type="float" office:value="59.8" calcext:value-type="float">
            <text:p>59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4.73" calcext:value-type="float">
            <text:p>34.73</text:p>
          </table:table-cell>
          <table:table-cell table:formula="of:=[.A26]*0.001" office:value-type="float" office:value="0.03473" calcext:value-type="float">
            <text:p>0.03473</text:p>
          </table:table-cell>
          <table:table-cell office:value-type="float" office:value="57.8" calcext:value-type="float">
            <text:p>57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table:formula="of:=[.A27]*0.001" office:value-type="float" office:value="0.03705" calcext:value-type="float">
            <text:p>0.03705</text:p>
          </table:table-cell>
          <table:table-cell office:value-type="float" office:value="55.8" calcext:value-type="float">
            <text:p>55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table:formula="of:=[.A28]*0.001" office:value-type="float" office:value="0.03946" calcext:value-type="float">
            <text:p>0.03946</text:p>
          </table:table-cell>
          <table:table-cell office:value-type="float" office:value="55.1" calcext:value-type="float">
            <text:p>5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1.93" calcext:value-type="float">
            <text:p>41.93</text:p>
          </table:table-cell>
          <table:table-cell table:formula="of:=[.A29]*0.001" office:value-type="float" office:value="0.04193" calcext:value-type="float">
            <text:p>0.04193</text:p>
          </table:table-cell>
          <table:table-cell office:value-type="float" office:value="53.5" calcext:value-type="float">
            <text:p>53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4.49" calcext:value-type="float">
            <text:p>44.49</text:p>
          </table:table-cell>
          <table:table-cell table:formula="of:=[.A30]*0.001" office:value-type="float" office:value="0.04449" calcext:value-type="float">
            <text:p>0.04449</text:p>
          </table:table-cell>
          <table:table-cell office:value-type="float" office:value="51.4" calcext:value-type="float">
            <text:p>51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7.12" calcext:value-type="float">
            <text:p>47.12</text:p>
          </table:table-cell>
          <table:table-cell table:formula="of:=[.A31]*0.001" office:value-type="float" office:value="0.04712" calcext:value-type="float">
            <text:p>0.04712</text:p>
          </table:table-cell>
          <table:table-cell office:value-type="float" office:value="50.8" calcext:value-type="float">
            <text:p>5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9.82" calcext:value-type="float">
            <text:p>49.82</text:p>
          </table:table-cell>
          <table:table-cell table:formula="of:=[.A32]*0.001" office:value-type="float" office:value="0.04982" calcext:value-type="float">
            <text:p>0.04982</text:p>
          </table:table-cell>
          <table:table-cell office:value-type="float" office:value="49.1" calcext:value-type="float">
            <text:p>49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table:formula="of:=[.A33]*0.001" office:value-type="float" office:value="0.0526" calcext:value-type="float">
            <text:p>0.0526</text:p>
          </table:table-cell>
          <table:table-cell office:value-type="float" office:value="47.4" calcext:value-type="float">
            <text:p>47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5.46" calcext:value-type="float">
            <text:p>55.46</text:p>
          </table:table-cell>
          <table:table-cell table:formula="of:=[.A34]*0.001" office:value-type="float" office:value="0.05546" calcext:value-type="float">
            <text:p>0.05546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57:08.302481926</meta:creation-date>
    <dc:date>2016-11-03T18:38:14.415474747</dc:date>
    <meta:editing-duration>PT1H25M56S</meta:editing-duration>
    <meta:editing-cycles>3</meta:editing-cycles>
    <meta:generator>LibreOffice/5.0.0.5$Linux_X86_64 LibreOffice_project/00$Build-5</meta:generator>
    <meta:document-statistic meta:table-count="1" meta:cell-count="136" meta:object-count="0"/>
  </office:meta>
</office:document-meta>
</file>